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List_20_Paragraph" style:list-style-name="WWNum1">
      <style:paragraph-properties fo:margin-left="0cm" fo:margin-right="0cm" fo:text-indent="0cm" style:auto-text-indent="false"/>
    </style:style>
    <style:style style:name="P3" style:family="paragraph" style:parent-style-name="List_20_Paragraph">
      <style:paragraph-properties fo:margin-left="8.742cm" fo:margin-right="0cm" fo:text-indent="-7.472cm" style:auto-text-indent="false"/>
    </style:style>
    <style:style style:name="P4" style:family="paragraph" style:parent-style-name="List_20_Paragraph" style:list-style-name="WWNum1">
      <style:text-properties officeooo:rsid="000bc0e6" officeooo:paragraph-rsid="000bc0e6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7" style:family="paragraph" style:parent-style-name="Standard">
      <style:text-properties fo:font-size="14pt" officeooo:rsid="0001e989" officeooo:paragraph-rsid="0001e989" style:font-size-asian="14pt" style:font-size-complex="14pt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officeooo:paragraph-rsid="0002b733"/>
    </style:style>
    <style:style style:name="P10" style:family="paragraph" style:parent-style-name="Standard">
      <style:paragraph-properties fo:text-align="justify" style:justify-single-word="false"/>
      <style:text-properties officeooo:paragraph-rsid="000a1860"/>
    </style:style>
    <style:style style:name="P11" style:family="paragraph" style:parent-style-name="Standard">
      <style:paragraph-properties fo:text-align="center" style:justify-single-word="false"/>
      <style:text-properties officeooo:rsid="0001e989" officeooo:paragraph-rsid="0001e989"/>
    </style:style>
    <style:style style:name="P12" style:family="paragraph" style:parent-style-name="Standard">
      <style:text-properties officeooo:paragraph-rsid="000a1860"/>
    </style:style>
    <style:style style:name="P13" style:family="paragraph" style:parent-style-name="Standard">
      <style:paragraph-properties fo:text-align="justify" style:justify-single-word="false"/>
      <style:text-properties fo:font-size="11pt" officeooo:rsid="0001e989" officeooo:paragraph-rsid="000a1860" style:font-size-asian="11pt" style:font-size-complex="11pt"/>
    </style:style>
    <style:style style:name="T1" style:family="text">
      <style:text-properties fo:font-size="22pt" style:text-underline-style="solid" style:text-underline-width="auto" style:text-underline-color="font-color" style:font-size-asian="22pt" style:font-size-complex="22pt"/>
    </style:style>
    <style:style style:name="T2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1e989" style:font-style-asian="italic" style:font-style-complex="italic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font-size="9pt" officeooo:rsid="00019718" style:font-size-asian="9pt" style:font-size-complex="9pt"/>
    </style:style>
    <style:style style:name="T8" style:family="text">
      <style:text-properties fo:font-size="9pt" officeooo:rsid="0002b733" style:font-size-asian="9pt" style:font-size-complex="9pt"/>
    </style:style>
    <style:style style:name="T9" style:family="text">
      <style:text-properties fo:font-size="9pt" officeooo:rsid="00086f5e" style:font-size-asian="9pt" style:font-size-complex="9pt"/>
    </style:style>
    <style:style style:name="T10" style:family="text">
      <style:text-properties officeooo:rsid="0001e989"/>
    </style:style>
    <style:style style:name="T11" style:family="text">
      <style:text-properties officeooo:rsid="0002b733"/>
    </style:style>
    <style:style style:name="T12" style:family="text">
      <style:text-properties officeooo:rsid="00045236"/>
    </style:style>
    <style:style style:name="T13" style:family="text">
      <style:text-properties officeooo:rsid="00063db1"/>
    </style:style>
    <style:style style:name="T14" style:family="text">
      <style:text-properties officeooo:rsid="0006d020"/>
    </style:style>
    <style:style style:name="T15" style:family="text">
      <style:text-properties officeooo:rsid="00086f5e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086f5e" style:font-style-asian="normal" style:font-style-complex="normal"/>
    </style:style>
    <style:style style:name="T18" style:family="text">
      <style:text-properties officeooo:rsid="000a1860"/>
    </style:style>
    <style:style style:name="T19" style:family="text">
      <style:text-properties officeooo:rsid="000bc0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Documentation technique :</text:span></text:p>
      <text:p text:style-name="P11"><text:span text:style-name="T2">Application <text:s/>WEB volcans remarquables</text:span></text:p>
      <text:p text:style-name="P6"/>
      <text:p text:style-name="P12"><text:span text:style-name="T3">A quoi sert l’application ? </text:span></text:p>
      <text:p text:style-name="P10">Nous avons été contactés en décembre 2021 par l’agence de voyages <text:span text:style-name="T12">Legnou. </text:span><text:span text:style-name="T13">Dans le cadre du déconfinement, les gens ont de plus en plus envie de passer des vacances au chaud, et quoi de </text:span><text:span text:style-name="T14">p</text:span><text:span text:style-name="T13">lus chaud qu’un volcan ?</text:span></text:p>
      <text:p text:style-name="P13">Prenant en compte la demande de notre client nous avons développé une application qui permet à l’utilisateur d’avoir accès à <text:span text:style-name="T14">tout les volcans remarquables dans le monde, afin de voir à quoi ils ressemblent et de se renseigner sur eux, et de faire un choix sur lequel visiter.</text:span> <text:span text:style-name="T14">Les utilisateurs peuvent même interagir entre eux afin de donner leur retour sur leur expériences respectives.</text:span></text:p>
      <text:p text:style-name="P7">En quoi consiste l’application ?</text:p>
      <text:p text:style-name="P9">L’interface de l’application Web est composée d’une carte <text:span text:style-name="T10">du monde</text:span> <text:span text:style-name="T10">sur laquelle on peut se </text:span><text:span text:style-name="T18">déplacer</text:span><text:span text:style-name="T10"> et zoomer,</text:span> permettant de visualiser <text:span text:style-name="T10">tous les volcans remarquables répertoriés </text:span><text:span text:style-name="T18">dans notre base de données</text:span>. <text:span text:style-name="T11">On peut obtenir une image, </text:span><text:span text:style-name="T18">de</text:span><text:span text:style-name="T11"> la documentation </text:span><text:span text:style-name="T18">et</text:span><text:span text:style-name="T11"> </text:span><text:span text:style-name="T18">visualiser les commentaires pré-existants pour</text:span><text:span text:style-name="T11"> chaque volcan en cliquant </text:span><text:span text:style-name="T18">à l’endroit correspondant</text:span><text:span text:style-name="T11"> sur la carte du monde.</text:span></text:p>
      <text:p text:style-name="P9"><text:span text:style-name="T11">De plus, il est aussi possible de laisser des commentaires sur chaque volcan afin de donner son avis, des conseils sur des potentielles destinations touristiques, sa satisfaction et bien plus encore !</text:span></text:p>
      <text:p text:style-name="Standard"><text:span text:style-name="T3"/></text:p>
      <text:p text:style-name="Standard"><text:span text:style-name="T3">Comment s’en servir ?</text:span></text:p>
      <text:p text:style-name="Standard">Notre application a un fonctionnement simple : </text:p>
      <text:list xml:id="list3551142543" text:style-name="WWNum1">
        <text:list-item>
          <text:p text:style-name="P4">Téléchargez tous les fichiers présents sur le gitlab du groupe.</text:p>
          <text:p text:style-name="P4"/>
        </text:list-item>
        <text:list-item>
          <text:p text:style-name="P1">Ouvrez le fichier <text:span text:style-name="T5">server</text:span><text:span text:style-name="T4">.py </text:span>dans votre interface Python (Spyder, P<text:span text:style-name="T19">y</text:span>zo…) et exécutez-le.</text:p>
          <text:p text:style-name="P2"/>
        </text:list-item>
        <text:list-item>
          <text:p text:style-name="P1">Une fois le programme lancé, allez sur le navigateur de votre choix et entrer l’URL <text:span text:style-name="T4">localhost:8080</text:span> (en cas d’utilisation de ce port, choisi par défaut, il vous suffit de le changer à la fin du code Python <text:span text:style-name="T17">server</text:span><text:span text:style-name="T16">.py</text:span>, et d’entrer le même port dans l’URL).</text:p>
        </text:list-item>
      </text:list>
      <text:p text:style-name="P3"/>
      <text:list xml:id="list110122545253582" text:continue-numbering="true" text:style-name="WWNum1">
        <text:list-item>
          <text:p text:style-name="P1">Il vous suffit ensuite de vous laisser guider par le site : <text:span text:style-name="T14">il </text:span><text:span text:style-name="T19">vous suffit de vous</text:span><text:span text:style-name="T14"> </text:span><text:span text:style-name="T19">déplacer</text:span><text:span text:style-name="T14"> sur la carte et </text:span><text:span text:style-name="T19">de </text:span><text:span text:style-name="T14">cliquer sur un volcan pour avoir ses informations af</text:span><text:span text:style-name="T15">fichées, et on peut ensuite laisser un commentaire avec le bouton «laisser un message»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等线" svg:font-family="等线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等线" style:font-size-asian="11pt" style:language-asian="zh" style:country-asian="CN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fr" fo:country="FR" style:letter-kerning="false" style:font-name-asian="等线" style:font-size-asian="11pt" style:language-asian="zh" style:country-asian="CN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-" style:num-suffix="-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officeooo:rsid="00019718" style:font-size-asian="9pt" style:font-size-complex="9pt"/>
    </style:style>
    <style:style style:name="MT3" style:family="text">
      <style:text-properties fo:font-size="9pt" officeooo:rsid="00086f5e" style:font-size-asian="9pt" style:font-size-complex="9pt"/>
    </style:style>
    <style:style style:name="MT4" style:family="text">
      <style:text-properties fo:font-size="9pt" officeooo:rsid="0002b733" style:font-size-asian="9pt" style:font-size-complex="9pt"/>
    </style:style>
    <style:page-layout style:name="Mpm1">
      <style:page-layout-properties fo:page-width="21.001cm" fo:page-height="29.7cm" style:num-format="1" style:print-orientation="portrait" fo:margin-top="1.24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Projet </text:span><text:span text:style-name="MT2">A – volcans remarquables</text:span></text:p>
        <text:p text:style-name="Header"><text:span text:style-name="MT1">Réalisé par : </text:span><text:span text:style-name="MT2">Etienne </text:span><text:span text:style-name="MT3">C</text:span><text:span text:style-name="MT2">ouble – Gabrielle Lefebvre de </text:span><text:span text:style-name="MT3">Plinval</text:span><text:span text:style-name="MT2"> – </text:span><text:span text:style-name="MT3">Anouk Chavane</text:span><text:span text:style-name="MT2"> – Tristan L</text:span><text:span text:style-name="MT4">eg</text:span><text:span text:style-name="MT3">out</text:span><text:span text:style-name="MT2"> – Rodrigue F</text:span><text:span text:style-name="MT3">erbos</text:span></text:p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Florian rivalant</meta:initial-creator>
    <meta:editing-cycles>12</meta:editing-cycles>
    <meta:creation-date>2021-01-12T16:28:00</meta:creation-date>
    <dc:date>2022-01-11T10:56:48.519000000</dc:date>
    <meta:editing-duration>PT13M30S</meta:editing-duration>
    <meta:generator>LibreOffice/7.2.1.2$Windows_X86_64 LibreOffice_project/87b77fad49947c1441b67c559c339af8f3517e22</meta:generator>
    <meta:document-statistic meta:table-count="0" meta:image-count="0" meta:object-count="0" meta:page-count="1" meta:paragraph-count="16" meta:word-count="355" meta:character-count="2166" meta:non-whitespace-character-count="1823"/>
    <meta:user-defined meta:name="AppVersion">16.0000</meta:user-defined>
    <meta:template xlink:type="simple" xlink:actuate="onRequest" xlink:title="Normal" xlink:href=""/>
  </office:meta>
</office:document-meta>
</file>